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mtx3k34ozkp6"/>Entitats i Atributs</text:p>
      <text:p text:style-name="P1"/>
      <text:p text:style-name="Standard"><text:span text:style-name="T1">Usuari:</text:span></text:p>
      <text:list xml:id="list2435809842" text:style-name="WWNum6">
        <text:list-item>
          <text:p text:style-name="P2"><text:span text:style-name="T2">Username</text:span></text:p>
        </text:list-item>
        <text:list-item>
          <text:p text:style-name="P2">Password</text:p>
        </text:list-item>
      </text:list>
      <text:p text:style-name="Standard"/>
      <text:p text:style-name="Standard"><text:span text:style-name="T1">Personatge:</text:span></text:p>
      <text:list xml:id="list1852797613" text:style-name="WWNum2">
        <text:list-item>
          <text:p text:style-name="P3"><text:span text:style-name="T2">Nom</text:span></text:p>
        </text:list-item>
        <text:list-item>
          <text:p text:style-name="P3">Descripcio</text:p>
        </text:list-item>
      </text:list>
      <text:p text:style-name="P10"/>
      <text:p text:style-name="P10"><text:span text:style-name="T1">Aventura:</text:span></text:p>
      <text:list xml:id="list62496245" text:style-name="WWNum1">
        <text:list-item>
          <text:p text:style-name="P4"><text:span text:style-name="T2">Nom</text:span></text:p>
        </text:list-item>
        <text:list-item>
          <text:p text:style-name="P4">Descripcio</text:p>
        </text:list-item>
      </text:list>
      <text:p text:style-name="P10"/>
      <text:p text:style-name="P10"><text:span text:style-name="T1">Pas:</text:span></text:p>
      <text:list xml:id="list1717765071" text:style-name="WWNum7">
        <text:list-item>
          <text:p text:style-name="P5"><text:span text:style-name="T2">ID_Pas</text:span></text:p>
        </text:list-item>
      </text:list>
      <text:list xml:id="list1694794760" text:style-name="WWNum3">
        <text:list-item>
          <text:p text:style-name="P6">Descripcio</text:p>
        </text:list-item>
        <text:list-item>
          <text:p text:style-name="P6">Es_Final_Aventura</text:p>
        </text:list-item>
      </text:list>
      <text:p text:style-name="P10"/>
      <text:p text:style-name="P10"><text:span text:style-name="T1">Opcio:</text:span></text:p>
      <text:list xml:id="list648250169" text:style-name="WWNum8">
        <text:list-item>
          <text:p text:style-name="P7"><text:span text:style-name="T2">ID_Opcio</text:span></text:p>
        </text:list-item>
      </text:list>
      <text:list xml:id="list775030069" text:style-name="WWNum4">
        <text:list-item>
          <text:p text:style-name="P8">Descripcio</text:p>
        </text:list-item>
        <text:list-item>
          <text:p text:style-name="P8">Resposta</text:p>
        </text:list-item>
      </text:list>
      <text:p text:style-name="P10"/>
      <text:p text:style-name="P10"><text:span text:style-name="T1">Partida:</text:span></text:p>
      <text:list xml:id="list373950352" text:style-name="WWNum5">
        <text:list-item>
          <text:p text:style-name="P9"><text:soft-page-break/><text:span text:style-name="T2">ID_Partida</text:span></text:p>
        </text:list-item>
        <text:list-item>
          <text:p text:style-name="P9">Data</text:p>
        </text:list-item>
        <text:list-item>
          <text:p text:style-name="P9">Hora</text:p>
        </text:list-item>
      </text:list>
      <text:p text:style-name="P10"/>
      <text:p text:style-name="P11"><text:bookmark text:name="_ta5zzrprdar5"/>Relacions</text:p>
      <text:p text:style-name="Standard"/>
      <text:p text:style-name="Standard">Personatge-Aventura (Protagonitza)</text:p>
      <text:p text:style-name="Standard"/>
      <text:p text:style-name="Standard">Pas-Aventura (Pas és Entitat Feble d’Aventura)</text:p>
      <text:p text:style-name="Standard"/>
      <text:p text:style-name="Standard">Opcio-Pas (Opcio és Entitat Feble de Pas)</text:p>
      <text:p text:style-name="Standard"/>
      <text:p text:style-name="Standard">Opcio-Pas (Procedeix)</text:p>
      <text:p text:style-name="Standard"/>
      <text:p text:style-name="Standard">Partida-Usuari (Juga)</text:p>
      <text:p text:style-name="Standard">Partida-Personatge (Utilitza)</text:p>
      <text:p text:style-name="Standard">Partida-Aventura (Juga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0" meta:word-count="63" meta:character-count="422" meta:non-whitespace-character-count="404"/>
    <meta:generator>LibreOfficeDev/6.0.5.2$Linux_X86_64 LibreOffice_project/</meta:generator>
  </office:meta>
</office:document-meta>
</file>